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Sub-Title">
      <style:text-properties officeooo:paragraph-rsid="017c4ff7"/>
    </style:style>
    <style:style style:name="P4" style:family="paragraph" style:parent-style-name="CV_20_Table_20_Sub-Title">
      <style:text-properties fo:font-weight="bold" style:font-weight-asian="bold" style:font-weight-complex="bold"/>
    </style:style>
    <style:style style:name="P5" style:family="paragraph" style:parent-style-name="CV_20_Table_20_Title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CV_20_Table_20_Entry">
      <style:text-properties officeooo:paragraph-rsid="018aa914"/>
    </style:style>
    <style:style style:name="P17" style:family="paragraph" style:parent-style-name="CV_20_Table_20_Entry">
      <style:text-properties officeooo:paragraph-rsid="018ba244"/>
    </style:style>
    <style:style style:name="P18" style:family="paragraph" style:parent-style-name="CV_20_Table_20_Entry">
      <style:text-properties officeooo:paragraph-rsid="018d53bd"/>
    </style:style>
    <style:style style:name="P19" style:family="paragraph" style:parent-style-name="CV_20_Table_20_Entry">
      <style:text-properties officeooo:paragraph-rsid="018fdd69"/>
    </style:style>
    <style:style style:name="P20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P21" style:family="paragraph" style:parent-style-name="CV_20_Table_20_Entry">
      <style:text-properties officeooo:paragraph-rsid="01964794"/>
    </style:style>
    <style:style style:name="P22" style:family="paragraph" style:parent-style-name="CV_20_Table_20_Entry">
      <style:text-properties officeooo:rsid="01828d65" officeooo:paragraph-rsid="01964794"/>
    </style:style>
    <style:style style:name="P23" style:family="paragraph" style:parent-style-name="CV_20_Table_20_Entry">
      <style:text-properties officeooo:rsid="01964794" officeooo:paragraph-rsid="01964794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5" style:family="paragraph" style:parent-style-name="CV_20_Table_20_Entry">
      <style:text-properties officeooo:rsid="018ba244" officeooo:paragraph-rsid="018ba244"/>
    </style:style>
    <style:style style:name="P26" style:family="paragraph" style:parent-style-name="CV_20_Table_20_Entry">
      <style:text-properties officeooo:paragraph-rsid="01978743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language="en" fo:country="US" officeooo:rsid="01964794" style:language-asian="zxx" style:country-asian="none" style:language-complex="zxx" style:country-complex="none"/>
    </style:style>
    <style:style style:name="T12" style:family="text">
      <style:text-properties fo:font-style="normal" officeooo:rsid="005035a7" style:font-style-asian="normal" style:font-style-complex="normal"/>
    </style:style>
    <style:style style:name="T13" style:family="text">
      <style:text-properties fo:font-style="normal" officeooo:rsid="00550d27" style:font-style-asian="normal" style:font-style-complex="normal"/>
    </style:style>
    <style:style style:name="T14" style:family="text">
      <style:text-properties fo:font-style="normal" officeooo:rsid="0055adaf" style:font-style-asian="normal" style:font-style-complex="normal"/>
    </style:style>
    <style:style style:name="T15" style:family="text">
      <style:text-properties fo:font-style="normal" officeooo:rsid="006866c2" style:font-style-asian="normal" style:font-style-complex="normal"/>
    </style:style>
    <style:style style:name="T16" style:family="text">
      <style:text-properties fo:font-style="normal" officeooo:rsid="0051e7e6" style:font-style-asian="normal" style:font-style-complex="normal"/>
    </style:style>
    <style:style style:name="T17" style:family="text">
      <style:text-properties fo:font-style="normal" officeooo:rsid="016f5402" style:font-style-asian="normal" style:font-style-complex="normal"/>
    </style:style>
    <style:style style:name="T18" style:family="text">
      <style:text-properties officeooo:rsid="005707f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23d47" style:font-weight-asian="normal" style:font-weight-complex="normal"/>
    </style:style>
    <style:style style:name="T21" style:family="text">
      <style:text-properties fo:font-weight="normal" officeooo:rsid="00641b00" style:font-weight-asian="normal" style:font-weight-complex="normal"/>
    </style:style>
    <style:style style:name="T22" style:family="text">
      <style:text-properties officeooo:rsid="006eb873"/>
    </style:style>
    <style:style style:name="T23" style:family="text">
      <style:text-properties fo:color="#000000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4" style:family="text">
      <style:text-properties fo:color="#000000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5" style:family="text">
      <style:text-properties fo:color="#000000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6" style:family="text">
      <style:text-properties fo:color="#000000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7" style:family="text">
      <style:text-properties fo:color="#000000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8" style:family="text">
      <style:text-properties fo:color="#000000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9" style:family="text">
      <style:text-properties fo:color="#000000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0" style:family="text">
      <style:text-properties officeooo:rsid="0072f6c3"/>
    </style:style>
    <style:style style:name="T31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32" style:family="text">
      <style:text-properties officeooo:rsid="007e56f9"/>
    </style:style>
    <style:style style:name="T33" style:family="text">
      <style:text-properties fo:language="en" fo:country="GB"/>
    </style:style>
    <style:style style:name="T34" style:family="text">
      <style:text-properties officeooo:rsid="007f64e9"/>
    </style:style>
    <style:style style:name="T35" style:family="text">
      <style:text-properties officeooo:rsid="016dfbce"/>
    </style:style>
    <style:style style:name="T36" style:family="text">
      <style:text-properties officeooo:rsid="0176454b"/>
    </style:style>
    <style:style style:name="T37" style:family="text">
      <style:text-properties fo:font-size="7pt" fo:font-style="italic" style:font-size-asian="7pt" style:font-style-asian="italic" style:font-size-complex="7pt" style:font-style-complex="italic"/>
    </style:style>
    <style:style style:name="T38" style:family="text">
      <style:text-properties officeooo:rsid="01828d65"/>
    </style:style>
    <style:style style:name="T39" style:family="text">
      <style:text-properties officeooo:rsid="018ba244"/>
    </style:style>
    <style:style style:name="T40" style:family="text">
      <style:text-properties officeooo:rsid="018e819f"/>
    </style:style>
    <style:style style:name="T41" style:family="text">
      <style:text-properties officeooo:rsid="018fdd69"/>
    </style:style>
    <style:style style:name="T42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8fdd69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3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234f9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4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4a7e3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5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4e943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6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64794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7" style:family="text">
      <style:text-properties officeooo:rsid="0190a89f"/>
    </style:style>
    <style:style style:name="T48" style:family="text">
      <style:text-properties officeooo:rsid="019312b2"/>
    </style:style>
    <style:style style:name="T49" style:family="text">
      <style:text-properties officeooo:rsid="0193d622"/>
    </style:style>
    <style:style style:name="T50" style:family="text">
      <style:text-properties officeooo:rsid="0194a7e3"/>
    </style:style>
    <style:style style:name="T51" style:family="text">
      <style:text-properties officeooo:rsid="0194e943"/>
    </style:style>
    <style:style style:name="T52" style:family="text">
      <style:text-properties officeooo:rsid="01964794"/>
    </style:style>
    <style:style style:name="T53" style:family="text">
      <style:text-properties officeooo:rsid="019787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lexei Znamensky</text:p>
      <text:p text:style-name="P8"/>
      <text:p text:style-name="P15"><text:span text:style-name="T12">+</text:span><text:span text:style-name="T15">64</text:span><text:span text:style-name="T12"> </text:span><text:span text:style-name="T15">2</text:span><text:span text:style-name="T17">1 2263375</text:span><text:span text:style-name="T12"> | </text:span><text:a xlink:type="simple" xlink:href="mailto:russoz@gmail.com" text:style-name="Internet_20_link" text:visited-style-name="Visited_20_Internet_20_Link"><text:span text:style-name="T12">russoz@gmail.com</text:span></text:a><text:span text:style-name="T12"> | </text:span><text:span text:style-name="T13">Skype: russoz</text:span></text:p>
      <text:p text:style-name="P14"><text:a xlink:type="simple" xlink:href="https://linkedin.com/in/alexeiz" text:style-name="Internet_20_link" text:visited-style-name="Visited_20_Internet_20_Link"><text:span text:style-name="T15">https://linkedin.com/in/alexeiz</text:span></text:a><text:span text:style-name="T12"> </text:span><text:span text:style-name="T13">| </text:span><text:a xlink:type="simple" xlink:href="https://github.com/russoz" text:style-name="Internet_20_link" text:visited-style-name="Visited_20_Internet_20_Link"><text:span text:style-name="T16">https://github.com/russoz</text:span></text:a><text:span text:style-name="T16"> | </text:span><text:a xlink:type="simple" xlink:href="https://www.facebook.com/alexei.znamensky" text:style-name="Internet_20_link" text:visited-style-name="Visited_20_Internet_20_Link"><text:span text:style-name="T14">https://www.facebook.com/alexei.znamensky</text:span></text:a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Objective</text:p>
          </table:table-cell>
          <table:table-cell table:style-name="Table1.B1" office:value-type="string">
            <text:p text:style-name="CV_20_Table_20_Entry"><text:span text:style-name="T40">To disrupt, </text:span><text:span text:style-name="T41">t</text:span>o innovate, to dismantle existing business processes <text:span text:style-name="T41">and build them again</text:span>, to <text:span text:style-name="T45">devise</text:span> <text:span text:style-name="T45">solutions</text:span> that will actually <text:span text:style-name="T44">make a difference for</text:span> customers. <text:span text:style-name="T50">Automate all things!</text:span></text:p>
          </table:table-cell>
        </table:table-row>
        <table:table-row table:style-name="Table1.2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5" office:value-type="string">
            <text:p text:style-name="CV_20_Table_20_Sub-Title"/>
          </table:table-cell>
          <table:table-cell table:style-name="Table1.B25" office:value-type="string"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18">Advanced experience with python &amp; b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21"><text:span text:style-name="T38">Intermediate </text:span>experience with<text:span text:style-name="T52"> CI/CD </text:span><text:span text:style-name="T46">solutions</text:span></text:p>
            <text:p text:style-name="P23">Intermediate experience with Agile methodologies</text:p>
            <text:p text:style-name="P22">Basic experience with Terraform</text:p>
            <text:p text:style-name="CV_20_Table_20_Entry">Basic experience with AWS management</text:p>
            <text:p text:style-name="P16">Automation of first-response to incidents with <text:span text:style-name="T39">self-</text:span>remediation systems</text:p>
            <text:p text:style-name="P25">IBM WebSphere stack: BPM, WAS, MQ, DB/2</text:p>
            <text:p text:style-name="P17">Queu<text:span text:style-name="T39">ing</text:span> systems</text:p>
            <text:p text:style-name="P16">Unix/Linux administration since 1995 (Solaris, IRIX, AIX, Debian, RedHat, Ubuntu)</text:p>
            <text:p text:style-name="P16">Assessing and tuning SO and apps performance</text:p>
            <text:p text:style-name="P16">Installing, configuring, programming and managing Java-based application servers</text:p>
            <text:p text:style-name="P16">Large experience in troubleshooting</text:p>
            <text:p text:style-name="P16">Experience in teaching technical courses since 1998</text:p>
          </table:table-cell>
        </table:table-row>
        <table:table-row table:style-name="Table1.5">
          <table:table-cell table:style-name="Table1.A25" office:value-type="string">
            <text:p text:style-name="CV_20_Table_20_Sub-Title">Languages</text:p>
          </table:table-cell>
          <table:table-cell table:style-name="Table1.B25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P7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6">(</text:span><text:span text:style-name="T27">Highlights only, f</text:span><text:span text:style-name="T26">ull listing at</text:span><text:span text:style-name="T28"> </text:span><text:a xlink:type="simple" xlink:href="https://linkedin.com/in/alexeiz" text:style-name="Internet_20_link" text:visited-style-name="Visited_20_Internet_20_Link"><text:span text:style-name="T37">Linkedin</text:span></text:a><text:span text:style-name="T29">)</text:span></text:p>
          </table:table-cell>
        </table:table-row>
        <table:table-row table:style-name="Table1.8">
          <table:table-cell table:style-name="Table1.A25" office:value-type="string">
            <text:p text:style-name="P4">timbre Digital</text:p>
            <text:p text:style-name="CV_20_Table_20_Sub-Title">Automation Manager<text:line-break/><text:span text:style-name="T36">Mar/2021 – Current</text:span></text:p>
            <text:p text:style-name="CV_20_Table_20_Sub-Title">Delivery Services Engineer</text:p>
            <text:p text:style-name="CV_20_Table_20_Sub-Title">Auckland, NEW ZEALAND</text:p>
            <text:p text:style-name="CV_20_Table_20_Sub-Title"><text:span text:style-name="T25">Feb/2017</text:span><text:span text:style-name="T24"> – </text:span><text:span text:style-name="T23">Mar/2021</text:span></text:p>
          </table:table-cell>
          <table:table-cell table:style-name="Table1.B25" office:value-type="string">
            <text:p text:style-name="P19"><text:span text:style-name="T10">Automating processes to support the growing business opportunities in the company, mostly using Ansible. Helped devise a new RBAC-based model for company-wide authorization configuration. </text:span><text:span text:style-name="T42">Advisory</text:span><text:span text:style-name="T10"> role in </text:span><text:span text:style-name="T11">process automation to </text:span><text:span text:style-name="T10">many different teams of the Infrastructure area.</text:span></text:p>
            <text:p text:style-name="P20"/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3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9">Also part of a team </text:span>responsible for providing 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5" office:value-type="string">
            <text:p text:style-name="P4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19">Oct/2012 – </text:span><text:span text:style-name="T21">Sep</text:span><text:span text:style-name="T20">/201</text:span><text:span text:style-name="T21">6</text:span></text:p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25" office:value-type="string">
            <text:p text:style-name="CV_20_Table_20_Entry">Responsible for the Reliability area, leveraging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25" office:value-type="string">
            <text:p text:style-name="CV_20_Table_20_Entry">Provided consulting services for a number of different clients, primarily on BPM solutions, <text:span text:style-name="T52">ranging from analyzing processes to deploying, configuring and troubleshooting I</text:span>BM Business Process Manager and its underlying WebSphere Application Server infrastructure.</text:p>
          </table:table-cell>
        </table:table-row>
        <table:table-row table:style-name="Table1.11">
          <table:table-cell table:style-name="Table1.A25" office:value-type="string">
            <text:p text:style-name="P4">Cognizant</text:p>
            <text:p text:style-name="CV_20_Table_20_Sub-Title">Senior Support Analyst</text:p>
            <text:p text:style-name="CV_20_Table_20_Sub-Title">2009 – 2011</text:p>
          </table:table-cell>
          <table:table-cell table:style-name="Table1.B25" office:value-type="string">
            <text:p text:style-name="CV_20_Table_20_Entry">Allocated full-time at Avon Cosmetics Brazil. IBM WAS Administrator multi-platforms (except z/OS), providing support for development teams in 3 continents. Did some Linux and AIX administration, using server configuration automation with cfengine.</text:p>
          </table:table-cell>
        </table:table-row>
        <table:table-row table:style-name="Table1.12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25" office:value-type="string">
            <text:p text:style-name="CV_20_Table_20_Entry">Worked in a handful different projects, eventually leading the administration team in some of them, maintaining, building and deploying J2EE applications, providing level 3 support for IBM off-shore projects using IBM WAS v5.x &amp; v6.x, Portal Server v6.x, along with dev and content teams in Brazil, USA, India and Europe.</text:p>
          </table:table-cell>
        </table:table-row>
        <table:table-row table:style-name="Table1.13">
          <table:table-cell table:style-name="Table1.A25" office:value-type="string">
            <text:p text:style-name="P4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25" office:value-type="string">
            <text:p text:style-name="CV_20_Table_20_Entry">Systems, Networking &amp; Security Administrator, working with Solaris, IRIX, Linux and AIX</text:p>
            <text:p text:style-name="CV_20_Table_20_Entry">Unix Instructor</text:p>
            <text:p text:style-name="CV_20_Table_20_Entry">Intern – Parallel Computing Development</text:p>
          </table:table-cell>
        </table:table-row>
        <table:table-row table:style-name="Table1.14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ext:soft-page-break/>
        <table:table-row table:style-name="Table1.15">
          <table:table-cell table:style-name="Table1.A18" office:value-type="string">
            <text:p text:style-name="CV_20_Table_20_Title">Communities</text:p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16">
          <table:table-cell table:style-name="Table1.A18" office:value-type="string">
            <text:p text:style-name="P3">Ansible Collections</text:p>
            <text:p text:style-name="P3">Community General<text:line-break/>since <text:span text:style-name="T9">Oct</text:span>/2020</text:p>
          </table:table-cell>
          <table:table-cell table:style-name="Table1.B22" office:value-type="string">
            <text:p text:style-name="P26"><text:span text:style-name="T53">Member of the Ansible Steering Committee since April 2022</text:span></text:p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36">for the collection</text:span>, active committer since 2020, <text:span text:style-name="T36">m</text:span>aintainer of <text:span text:style-name="T49">5+</text:span> modules – </text:p>
            <text:p text:style-name="CV_20_Table_20_Entry"><text:span text:style-name="T36">Author of a </text:span>helper util<text:span text:style-name="T47">ity</text:span> to reduce boilerplate coding for module developers.</text:p>
            <text:p text:style-name="CV_20_Table_20_Entry">Main responsible for reducing <text:span text:style-name="T36">the </text:span>“ignored” validation errors from <text:span text:style-name="T36">1000+</text:span> to <text:span text:style-name="T43">less than 60</text:span>.</text:p>
          </table:table-cell>
        </table:table-row>
        <table:table-row table:style-name="Table1.17">
          <table:table-cell table:style-name="Table1.A18" office:value-type="string">
            <text:p text:style-name="CV_20_Table_20_Sub-Title">S<text:span text:style-name="T22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2" office:value-type="string">
            <text:p text:style-name="CV_20_Table_20_Entry"><text:span text:style-name="T35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34">few</text:span> Perl modules, at <text:a xlink:type="simple" xlink:href="http://metacpan.org/author/RUSSOZ" text:style-name="Internet_20_link" text:visited-style-name="Visited_20_Internet_20_Link"><text:span text:style-name="T4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18">
          <table:table-cell table:style-name="Table1.A18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2" office:value-type="string">
            <text:p text:style-name="CV_20_Table_20_Entry"><text:span text:style-name="T18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9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0">
          <table:table-cell table:style-name="Table1.A25" office:value-type="string">
            <text:p text:style-name="CV_20_Table_20_Title">Certifications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1"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32">eloper</text:span> for J2EE 1.3 <text:span text:style-name="T31">on March, 19th 2004</text:span></text:p>
            <text:p text:style-name="CV_20_Table_20_Entry">Sun Certified Java Programmer for Java 1.4 <text:span text:style-name="T31">on July, 31st 2003</text:span></text:p>
            <text:p text:style-name="CV_20_Table_20_Entry">Linux Professional Institute Certification Level 2 <text:span text:style-name="T31">on June 30th 2003 (LPI000022682, 97fgfk3m5a)</text:span></text:p>
            <text:p text:style-name="CV_20_Table_20_Entry">Linux Professional Institute Certification Level 1 <text:span text:style-name="T31">on October, 23rd 2002 (LPI000022682, 4mmh2lw3lg)</text:span></text:p>
          </table:table-cell>
        </table:table-row>
        <table:table-row table:style-name="Table1.22">
          <table:table-cell table:style-name="Table1.A25" office:value-type="string">
            <text:p text:style-name="P11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3">
          <table:table-cell table:style-name="Table1.A25" office:value-type="string">
            <text:p text:style-name="CV_20_Table_20_Title">Education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4">
          <table:table-cell table:style-name="Table1.A25" office:value-type="string">
            <text:p text:style-name="CV_20_Table_20_Sub-Title">Graduated</text:p>
            <text:p text:style-name="CV_20_Table_20_Sub-Title">Dec 2009</text:p>
          </table:table-cell>
          <table:table-cell table:style-name="Table1.B25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1">BRAZIL</text:span></text:p>
          </table:table-cell>
        </table:table-row>
        <table:table-row table:style-name="Table1.25">
          <table:table-cell table:style-name="Table1.A25" office:value-type="string">
            <text:p text:style-name="CV_20_Table_20_Sub-Title">Not completed</text:p>
          </table:table-cell>
          <table:table-cell table:style-name="Table1.B25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1">BRAZIL</text:span></text:p>
          </table:table-cell>
        </table:table-row>
        <table:table-row table:style-name="Table1.26">
          <table:table-cell table:style-name="Table1.A26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6" office:value-type="string">
            <text:p text:style-name="CV_20_Table_20_Entry">Colégio Marista de Brasília</text:p>
            <text:p text:style-name="CV_20_Table_20_Entry">Brasília, DF, <text:span text:style-name="T51">BRAZIL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8">
          <table:table-cell table:style-name="Table1.A28" office:value-type="string">
            <text:p text:style-name="CV_20_Table_20_Title">Other Interests</text:p>
          </table:table-cell>
          <table:table-cell table:style-name="Table1.B28" office:value-type="string">
            <text:p text:style-name="CV_20_Table_20_Entry"><text:span text:style-name="T48">L</text:span>anguages, etymology, humans, consciousness, archery, teaching, sailing, history, geography, philosophy, music, automation, open source, robots, <text:span text:style-name="T30">sci-fi, WWII, </text:span><text:span text:style-name="T48">space travel, time travel</text:span><text:span text:style-name="T30">. </text:span>Not necessarily in that order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1" style:font-family-asian="'DejaVu Sans'" style:font-pitch-asian="variable" style:font-size-asian="9pt" style:language-asian="zxx" style:country-asian="none" style:font-style-asian="normal" style:font-name-complex="DejaVu Sans1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22-04-29T15:25:17.819381179">29. Apr. 2022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ei Znamensky</meta:initial-creator>
    <meta:creation-date>2008-11-28T20:23:56</meta:creation-date>
    <dc:date>2022-04-29T15:25:17.709463397</dc:date>
    <meta:editing-cycles>147</meta:editing-cycles>
    <meta:editing-duration>P5DT16H12M24S</meta:editing-duration>
    <meta:generator>LibreOffice/6.4.7.2$Linux_X86_64 LibreOffice_project/40$Build-2</meta:generator>
    <dc:creator>Alexei Znamensky</dc:creator>
    <meta:document-statistic meta:table-count="1" meta:image-count="0" meta:object-count="0" meta:page-count="2" meta:paragraph-count="109" meta:word-count="828" meta:character-count="6169" meta:non-whitespace-character-count="5433"/>
    <meta:user-defined meta:name="Info 1"/>
    <meta:user-defined meta:name="Info 2"/>
    <meta:user-defined meta:name="Info 3"/>
    <meta:user-defined meta:name="Info 4"/>
  </office:meta>
</office:document-meta>
</file>